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6-Code_README</text:p>
      <text:p text:style-name="Standard"/>
      <text:p text:style-name="Standard"><text:span text:style-name="T1">File 1</text:span> – Chest.cs - C#</text:p>
      <text:p text:style-name="Standard"/>
      <text:p text:style-name="Standard">The file contains the Chest class. </text:p>
      <text:p text:style-name="Standard"/>
      <text:p text:style-name="Standard">Usage: Previously applied, works as is.</text:p>
      <text:p text:style-name="Standard"/>
      <text:p text:style-name="Standard"><text:span text:style-name="T1">File 2</text:span> – MovingObject.c - C#</text:p>
      <text:p text:style-name="Standard"/>
      <text:p text:style-name="Standard">The file contains the MovingObject class.</text:p>
      <text:p text:style-name="Standard"/>
      <text:p text:style-name="Standard">Usage: Previously applied, works as is.</text:p>
      <text:p text:style-name="Standard"/>
      <text:p text:style-name="Standard"><text:span text:style-name="T1">File 3</text:span> – Player.cs - C#</text:p>
      <text:p text:style-name="Standard"/>
      <text:p text:style-name="Standard">The file contains the Player class.</text:p>
      <text:p text:style-name="Standard"/>
      <text:p text:style-name="Standard">Usage: Previously applied, works as is.</text:p>
      <text:p text:style-name="Standard"/>
      <text:p text:style-name="Standard"><text:span text:style-name="T1">File 4</text:span> – Weapon.cs - C#</text:p>
      <text:p text:style-name="Standard"/>
      <text:p text:style-name="Standard">The file contains the Weapon class.</text:p>
      <text:p text:style-name="Standard"/>
      <text:p text:style-name="Standard">Usage: <text:s/>Script is to be applied to Weapon prefab described in the chapter</text:p>
      <text:p text:style-name="Standard"/>
      <text:p text:style-name="Standard"><text:span text:style-name="T1">File 4</text:span> – WeaponComponents.cs - C#</text:p>
      <text:p text:style-name="Standard"/>
      <text:p text:style-name="Standard">The file contains the WeaponComponents class.</text:p>
      <text:p text:style-name="Standard"/>
      <text:p text:style-name="Standard">Usage: <text:s/>Script is to be applied to the children of the Weapon prefab described in the ch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09-07T20:42:55.22</dc:date>
    <dc:creator>Ryan Watkins</dc:creator>
    <meta:editing-duration>PT35M21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09" meta:character-count="622"/>
  </office:meta>
</office:document-meta>
</file>